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þ¯âþ" svg:font-family="þ¯âþ"/>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þ¯âþ" fo:font-size="10pt" style:font-name-asian="þ¯âþ" style:font-size-asian="10pt" style:font-name-complex="þ¯âþ" style:font-size-complex="10pt"/>
    </style:style>
    <style:style style:name="P2" style:family="paragraph" style:parent-style-name="Standard" style:list-style-name="">
      <style:paragraph-properties fo:text-align="start" style:justify-single-word="false" style:text-autospace="none"/>
      <style:text-properties style:font-name="þ¯âþ" fo:font-size="12pt" style:font-name-asian="þ¯âþ" style:font-size-asian="12pt" style:font-name-complex="þ¯âþ" style:font-size-complex="12pt"/>
    </style:style>
    <style:style style:name="P3" style:family="paragraph" style:parent-style-name="Standard" style:list-style-name="">
      <style:paragraph-properties style:text-autospace="none"/>
    </style:style>
    <style:style style:name="T1" style:family="text">
      <style:text-properties style:font-name="þ¯âþ" fo:font-size="10pt" style:font-name-asian="þ¯âþ" style:font-size-asian="10pt" style:font-name-complex="þ¯âþ"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 Software System Attributes</text:p>
      <text:p text:style-name="P1">3.5.1 Reliability</text:p>
      <text:p text:style-name="P1">The services provided by our system must been avaiable 24/7. </text:p>
      <text:p text:style-name="P1">System uniavaibility might be tolerated only for some small period of time. </text:p>
      <text:p text:style-name="P1">3.5.2 Availability</text:p>
      <text:p text:style-name="P1">The system is expected to be available 99.9% of the time of the year to offer a good quality of service. </text:p>
      <text:p text:style-name="P1">A distributed system with a load balancer has to be taken into consideration to achieve this result.</text:p>
      <text:p text:style-name="P1">3.5.3 Security</text:p>
      <text:p text:style-name="P1">Security is a fundamental aspect of our services.</text:p>
      <text:p text:style-name="P1">Communications between the servers and Data4Help private users will be encrypted in order to guarantee integrity, authentication and confidentiality. </text:p>
      <text:p text:style-name="P1">Communications between the Data4Help servers and databases will use the latest encryption protocols.</text:p>
      <text:p text:style-name="P1">All the data stored on the Data4Help servers will be encrypted as well, including the user’s credential, personal information and preferences. Moreover, passwords will be stored with modern hash functions such as SHA-3, preventing malicious attackers’ attempts to recover them.</text:p>
      <text:p text:style-name="P1">3.5.4 Maintainability</text:p>
      <text:p text:style-name="P1">Maintenance operation will be easy due to the way the system will be developed.</text:p>
      <text:p text:style-name="P1">Containers for software on servers should be developed so that updates can be performed with minimum service disruption to its users. </text:p>
      <text:p text:style-name="P1">It will follow design patterns whenever useful and must be well commented. The code will be accompanied with complete and detailed documentation.</text:p>
      <text:p text:style-name="P1">New versions of the mobile applications will be distributed as an update via the native Store both on Android and iOS devices; new versions of the website will be visible to the third parties as soon as they visit the page again. For what it concerns APIs, every updates will be reported to the documentation found on the website.</text:p>
      <text:p text:style-name="P1">3.5.5 Portability</text:p>
      <text:p text:style-name="P1">The Data4Help applications will be highly portable since they doesn't rely on specific hardware .</text:p>
      <text:p text:style-name="P1">The mobile application will be distributed for every device that supports an updated iOS or Android operative system with a Health app installed.</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þ¯âþ" svg:font-family="þ¯âþ"/>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0T16:03:59</meta:creation-date>
    <meta:document-statistic meta:table-count="0" meta:image-count="0" meta:object-count="0" meta:page-count="1" meta:paragraph-count="20" meta:word-count="308" meta:character-count="1965"/>
    <dc:date>2018-11-10T16:23:32</dc:date>
    <meta:editing-duration>PT4M2S</meta:editing-duration>
    <meta:editing-cycles>1</meta:editing-cycles>
    <meta:generator>OpenOffice/4.1.3$Unix OpenOffice.org_project/413m1$Build-9783</meta:generator>
  </office:meta>
</office:document-meta>
</file>